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485" officeooo:paragraph-rsid="00199485"/>
    </style:style>
    <style:style style:name="T1" style:family="text">
      <style:text-properties officeooo:rsid="001ae1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n example source file for translation.<text:line-break/><text:line-break/><text:span text:style-name="T1">Your mama is so fat that they call her..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Albert Radvan</meta:initial-creator>
    <meta:creation-date>2020-07-14T19:08:42.228878780</meta:creation-date>
    <dc:date>2020-07-14T19:49:24.730072513</dc:date>
    <dc:creator>Albert Radvan</dc:creator>
    <meta:editing-duration>PT56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1" meta:word-count="17" meta:character-count="90" meta:non-whitespace-character-count="73"/>
  </office:meta>
</office:document-meta>
</file>